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abelle1" table:style-name="ta1" table:print="false">
        <table:table-column table:style-name="co1" table:number-columns-repeated="18" table:default-cell-style-name="Default"/>
        <table:table-row table:style-name="ro1">
          <table:table-cell/>
          <table:table-cell table:style-name="ce3" office:value-type="string">
            <text:p><text:s text:c="12"/>FEM-LAB</text:p>
          </table:table-cell>
          <table:table-cell table:style-name="ce5"/>
          <table:table-cell table:style-name="ce6"/>
          <table:table-cell table:style-name="ce6" office:value-type="string">
            <text:p>FUNCTIONSHEET</text:p>
          </table:table-cell>
          <table:table-cell table:style-name="ce6"/>
          <table:table-cell table:style-name="ce5"/>
          <table:table-cell table:style-name="ce7" office:value-type="string">
            <text:p>github.com/oldbridgegeek/fem-lab</text:p>
          </table:table-cell>
          <table:table-cell table:style-name="ce5" table:number-columns-repeated="3"/>
          <table:table-cell table:style-name="ce8" office:value-type="string">
            <text:p>by Enes Witwit and Marcel Duerr</text:p>
          </table:table-cell>
          <table:table-cell table:style-name="ce7"/>
          <table:table-cell table:style-name="ce9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>
            <text:p>FUNCTION CATEGORY</text:p>
          </table:table-cell>
          <table:table-cell table:style-name="ce4" table:number-columns-repeated="2"/>
          <table:table-cell table:style-name="ce1" office:value-type="string">
            <text:p>FUNCTIONNAME</text:p>
          </table:table-cell>
          <table:table-cell table:style-name="ce4" table:number-columns-repeated="2"/>
          <table:table-cell table:style-name="ce1" office:value-type="string">
            <text:p>INPUT</text:p>
          </table:table-cell>
          <table:table-cell table:style-name="ce4"/>
          <table:table-cell table:style-name="ce1" office:value-type="string">
            <text:p>OUTPUT</text:p>
          </table:table-cell>
          <table:table-cell table:style-name="ce4"/>
          <table:table-cell table:style-name="ce1" office:value-type="string">
            <text:p>WHAT DO WE NEED</text:p>
          </table:table-cell>
          <table:table-cell table:style-name="ce4" table:number-columns-repeated="4"/>
          <table:table-cell table:style-name="ce1" office:value-type="string">
            <text:p>REMARK</text:p>
          </table:table-cell>
          <table:table-cell table:style-name="ce4"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4"/>
          <table:table-cell office:value-type="string">
            <text:p>Lexicographical order m=i+j*n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mesh_generate_nodals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node</text:p>
          </table:table-cell>
          <table:table-cell table:number-columns-repeated="6"/>
          <table:table-cell office:value-type="string">
            <text:p>We don't need that anymore if we calculate right hand side integral on each element individuall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[matrix] <text:s/>vertex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office:value-type="string">
            <text:p>SHAPE FUNCTIONS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" office:value-type="string">
            <text:p>STIFFNESS MATRIX</text:p>
          </table:table-cell>
          <table:table-cell table:number-columns-repeated="2"/>
          <table:table-cell office:value-type="string">
            <text:p>sm_integrate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sm_assemble_global</text:p>
          </table:table-cell>
          <table:table-cell table:number-columns-repeated="1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style-name="ce2" office:value-type="string">
            <text:p>RIGHT HAND SIDE</text:p>
          </table:table-cell>
          <table:table-cell table:number-columns-repeated="2"/>
          <table:table-cell office:value-type="string">
            <text:p>rhs_integrate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2" office:value-type="string">
            <text:p>LINEAR SYSTEM SOLVER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" office:value-type="string">
            <text:p>ERROR ANALYSIS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" office:value-type="string">
            <text:p>HELP FUNCTIONS</text:p>
          </table:table-cell>
          <table:table-cell table:number-columns-repeated="2"/>
          <table:table-cell office:value-type="string">
            <text:p>hf_multiply_poly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hf_integrate</text:p>
          </table:table-cell>
          <table:table-cell table:number-columns-repeated="1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15:4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2T15:47:06</dc:date>
    <dc:creator>Enes Witwit</dc:creator>
    <meta:editing-duration>PT7H48M19S</meta:editing-duration>
    <meta:editing-cycles>18</meta:editing-cycles>
    <meta:generator>OpenOffice/4.1.2$Unix OpenOffice.org_project/412m3$Build-9782</meta:generator>
    <meta:document-statistic meta:table-count="3" meta:cell-count="41" meta:object-count="0"/>
  </office:meta>
</office:document-meta>
</file>